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3.445cm" svg:height="7.562cm" svg:x="11.23cm" svg:y="0.657cm">
            <draw:object draw:notify-on-update-of-ranges="Planilha1.A2:Planilha1.A2 Planilha1.A3:Planilha1.A13 Planilha1.B2:Planilha1.B2 Planilha1.B3:Planilha1.B13 Planilha1.C2:Planilha1.C2 Planilha1.C3:Planilha1.C13 Planilha1.D2:Planilha1.D2 Planilha1.D3:Planilha1.D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elhor Caso Comparac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Insercao</text:p>
          </table:table-cell>
          <table:table-cell office:value-type="string" calcext:value-type="string">
            <text:p>Selecao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4]*[.A4]-[.A4])/2" office:value-type="float" office:value="4950" calcext:value-type="float">
            <text:p>4950</text:p>
          </table:table-cell>
          <table:table-cell table:formula="of:=[.A4]-1" office:value-type="float" office:value="99" calcext:value-type="float">
            <text:p>99</text:p>
          </table:table-cell>
          <table:table-cell table:formula="of:=([.A4]*[.A4]-[.A4])/2"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5]*[.A5]-[.A5])/2" office:value-type="float" office:value="19900" calcext:value-type="float">
            <text:p>19900</text:p>
          </table:table-cell>
          <table:table-cell table:formula="of:=[.A5]-1" office:value-type="float" office:value="199" calcext:value-type="float">
            <text:p>199</text:p>
          </table:table-cell>
          <table:table-cell table:formula="of:=([.A5]*[.A5]-[.A5])/2" office:value-type="float" office:value="19900" calcext:value-type="float">
            <text:p>199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[.A6]*[.A6]-[.A6])/2" office:value-type="float" office:value="44850" calcext:value-type="float">
            <text:p>44850</text:p>
          </table:table-cell>
          <table:table-cell table:formula="of:=[.A6]-1" office:value-type="float" office:value="299" calcext:value-type="float">
            <text:p>299</text:p>
          </table:table-cell>
          <table:table-cell table:formula="of:=([.A6]*[.A6]-[.A6])/2" office:value-type="float" office:value="44850" calcext:value-type="float">
            <text:p>4485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[.A7]*[.A7]-[.A7])/2" office:value-type="float" office:value="79800" calcext:value-type="float">
            <text:p>79800</text:p>
          </table:table-cell>
          <table:table-cell table:formula="of:=[.A7]-1" office:value-type="float" office:value="399" calcext:value-type="float">
            <text:p>399</text:p>
          </table:table-cell>
          <table:table-cell table:formula="of:=([.A7]*[.A7]-[.A7])/2" office:value-type="float" office:value="79800" calcext:value-type="float">
            <text:p>798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[.A8]*[.A8]-[.A8])/2" office:value-type="float" office:value="124750" calcext:value-type="float">
            <text:p>124750</text:p>
          </table:table-cell>
          <table:table-cell table:formula="of:=[.A8]-1" office:value-type="float" office:value="499" calcext:value-type="float">
            <text:p>499</text:p>
          </table:table-cell>
          <table:table-cell table:formula="of:=([.A8]*[.A8]-[.A8])/2" office:value-type="float" office:value="124750" calcext:value-type="float">
            <text:p>1247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[.A9]*[.A9]-[.A9])/2" office:value-type="float" office:value="179700" calcext:value-type="float">
            <text:p>179700</text:p>
          </table:table-cell>
          <table:table-cell table:formula="of:=[.A9]-1" office:value-type="float" office:value="599" calcext:value-type="float">
            <text:p>599</text:p>
          </table:table-cell>
          <table:table-cell table:formula="of:=([.A9]*[.A9]-[.A9])/2" office:value-type="float" office:value="179700" calcext:value-type="float">
            <text:p>1797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[.A10]*[.A10]-[.A10])/2" office:value-type="float" office:value="244650" calcext:value-type="float">
            <text:p>244650</text:p>
          </table:table-cell>
          <table:table-cell table:formula="of:=[.A10]-1" office:value-type="float" office:value="699" calcext:value-type="float">
            <text:p>699</text:p>
          </table:table-cell>
          <table:table-cell table:formula="of:=([.A10]*[.A10]-[.A10])/2" office:value-type="float" office:value="244650" calcext:value-type="float">
            <text:p>2446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[.A11]*[.A11]-[.A11])/2" office:value-type="float" office:value="319600" calcext:value-type="float">
            <text:p>319600</text:p>
          </table:table-cell>
          <table:table-cell table:formula="of:=[.A11]-1" office:value-type="float" office:value="799" calcext:value-type="float">
            <text:p>799</text:p>
          </table:table-cell>
          <table:table-cell table:formula="of:=([.A11]*[.A11]-[.A11])/2" office:value-type="float" office:value="319600" calcext:value-type="float">
            <text:p>3196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[.A12]*[.A12]-[.A12])/2" office:value-type="float" office:value="404550" calcext:value-type="float">
            <text:p>404550</text:p>
          </table:table-cell>
          <table:table-cell table:formula="of:=[.A12]-1" office:value-type="float" office:value="899" calcext:value-type="float">
            <text:p>899</text:p>
          </table:table-cell>
          <table:table-cell table:formula="of:=([.A12]*[.A12]-[.A12])/2" office:value-type="float" office:value="404550" calcext:value-type="float">
            <text:p>40455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[.A13]*[.A13]-[.A13])/2" office:value-type="float" office:value="499500" calcext:value-type="float">
            <text:p>499500</text:p>
          </table:table-cell>
          <table:table-cell table:formula="of:=[.A13]-1" office:value-type="float" office:value="999" calcext:value-type="float">
            <text:p>999</text:p>
          </table:table-cell>
          <table:table-cell table:formula="of:=([.A13]*[.A13]-[.A13])/2" office:value-type="float" office:value="499500" calcext:value-type="float">
            <text:p>499500</text:p>
          </table:table-cell>
        </table:table-row>
      </table:table>
      <table:table table:name="Planilha2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so Médio Comparac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Insercao</text:p>
          </table:table-cell>
          <table:table-cell office:value-type="string" calcext:value-type="string">
            <text:p>Seleca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</table:table>
      <table:table table:name="Planilha3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so Pior Comparac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Bolha</text:p>
          </table:table-cell>
          <table:table-cell office:value-type="string" calcext:value-type="string">
            <text:p>Insercao</text:p>
          </table:table-cell>
          <table:table-cell office:value-type="string" calcext:value-type="string">
            <text:p>Seleca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</table:table-row>
      </table:table>
      <table:table table:name="Planilha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3T15:12:13.090000000</meta:creation-date>
    <dc:date>2021-10-13T15:30:57.277000000</dc:date>
    <meta:editing-duration>PT7M53S</meta:editing-duration>
    <meta:editing-cycles>1</meta:editing-cycles>
    <meta:document-statistic meta:table-count="4" meta:cell-count="81" meta:object-count="1"/>
    <meta:generator>LibreOffice/7.0.0.3$Windows_X86_64 LibreOffice_project/8061b3e9204bef6b321a21033174034a5e2ea88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6cm" svg:height="7.563cm" xlink:href=".." xlink:type="simple" chart:class="chart:line" chart:style-name="ch1">
        <chart:legend chart:legend-position="end" svg:x="10.736cm" svg:y="2.969cm" style:legend-expansion="high" chart:style-name="ch2"/>
        <chart:plot-area chart:style-name="ch3" table:cell-range-address="Planilha1.A2:Planilha1.D13" chart:data-source-has-labels="both" svg:x="1.269cm" svg:y="0.151cm" svg:width="9.199cm" svg:height="6.29cm">
          <chart:coordinate-region svg:x="2.67cm" svg:y="0.355cm" svg:width="7.413cm" svg:height="5.429cm"/>
          <chart:axis chart:dimension="x" chart:name="primary-x" chart:style-name="ch4" chartooo:axis-type="auto">
            <chartooo:date-scale/>
            <chart:title svg:x="4.529cm" svg:y="6.592cm" chart:style-name="ch5">
              <text:p>Tamanho do Vetor</text:p>
            </chart:title>
            <chart:categories table:cell-range-address="Planilha1.A3:Planilha1.A13"/>
          </chart:axis>
          <chart:axis chart:dimension="y" chart:name="primary-y" chart:style-name="ch4">
            <chart:title svg:x="0.451cm" svg:y="4.947cm" chart:style-name="ch6">
              <text:p>Num. de Comparacoes</text:p>
            </chart:title>
            <chart:grid chart:style-name="ch7" chart:class="major"/>
          </chart:axis>
          <chart:series chart:style-name="ch8" chart:values-cell-range-address="Planilha1.B3:Planilha1.B13" chart:label-cell-address="Planilha1.B2:Planilha1.B2" chart:class="chart:line">
            <chart:data-point chart:repeated="11"/>
          </chart:series>
          <chart:series chart:style-name="ch9" chart:values-cell-range-address="Planilha1.C3:Planilha1.C13" chart:label-cell-address="Planilha1.C2:Planilha1.C2" chart:class="chart:line">
            <chart:data-point chart:repeated="11"/>
          </chart:series>
          <chart:series chart:style-name="ch10" chart:values-cell-range-address="Planilha1.D3:Planilha1.D13" chart:label-cell-address="Planilha1.D2:Planilha1.D2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lha</text:p>
                <draw:g>
                  <svg:desc>Planilha1.B2:Planilha1.B2</svg:desc>
                </draw:g>
              </table:table-cell>
              <table:table-cell office:value-type="string">
                <text:p>Insercao</text:p>
                <draw:g>
                  <svg:desc>Planilha1.C2:Planilha1.C2</svg:desc>
                </draw:g>
              </table:table-cell>
              <table:table-cell office:value-type="string">
                <text:p>Selecao</text:p>
                <draw:g>
                  <svg:desc>Planilha1.D2:Planilha1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ilha1.A3:Planilha1.A13</svg:desc>
                </draw:g>
              </table:table-cell>
              <table:table-cell office:value-type="float" office:value="0">
                <text:p>0</text:p>
                <draw:g>
                  <svg:desc>Planilha1.B3:Planilha1.B13</svg:desc>
                </draw:g>
              </table:table-cell>
              <table:table-cell office:value-type="float" office:value="0">
                <text:p>0</text:p>
                <draw:g>
                  <svg:desc>Planilha1.C3:Planilha1.C13</svg:desc>
                </draw:g>
              </table:table-cell>
              <table:table-cell office:value-type="float" office:value="0">
                <text:p>0</text:p>
                <draw:g>
                  <svg:desc>Planilha1.D3:Planilha1.D1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99">
                <text:p>99</text:p>
              </table:table-cell>
              <table:table-cell office:value-type="float" office:value="4950">
                <text:p>495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199">
                <text:p>199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299">
                <text:p>299</text:p>
              </table:table-cell>
              <table:table-cell office:value-type="float" office:value="44850">
                <text:p>448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399">
                <text:p>399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499">
                <text:p>499</text:p>
              </table:table-cell>
              <table:table-cell office:value-type="float" office:value="124750">
                <text:p>12475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599">
                <text:p>599</text:p>
              </table:table-cell>
              <table:table-cell office:value-type="float" office:value="179700">
                <text:p>17970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699">
                <text:p>699</text:p>
              </table:table-cell>
              <table:table-cell office:value-type="float" office:value="244650">
                <text:p>24465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799">
                <text:p>799</text:p>
              </table:table-cell>
              <table:table-cell office:value-type="float" office:value="319600">
                <text:p>31960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899">
                <text:p>899</text:p>
              </table:table-cell>
              <table:table-cell office:value-type="float" office:value="404550">
                <text:p>40455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999">
                <text:p>999</text:p>
              </table:table-cell>
              <table:table-cell office:value-type="float" office:value="499500">
                <text:p>499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